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style:font-name="Helvetica-Narrow4" fo:font-size="10pt" style:font-size-asian="10pt" style:font-size-complex="10pt"/>
    </style:style>
    <style:style style:name="P5" style:family="paragraph" style:parent-style-name="p">
      <style:paragraph-properties fo:margin-top="0.101cm" fo:margin-bottom="0cm"/>
      <style:text-properties style:font-name="Helvetica-Narrow5" fo:font-size="18pt" style:font-size-asian="18pt" style:font-size-complex="18pt"/>
    </style:style>
    <style:style style:name="P6" style:family="paragraph" style:parent-style-name="p">
      <style:paragraph-properties fo:margin-top="7.2cm" fo:margin-bottom="0.15cm"/>
      <style:text-properties style:font-name="Helvetica-Narrow4" fo:font-size="30pt" style:font-size-asian="30pt" style:font-size-complex="30pt" style:text-scale="115%"/>
    </style:style>
    <style:style style:name="P7" style:family="paragraph" style:parent-style-name="p">
      <style:paragraph-properties fo:margin-top="0.15cm" fo:margin-bottom="0.21cm"/>
      <style:text-properties style:font-name="Helvetica-Narrow4" fo:font-size="12pt" style:font-size-asian="12pt" style:font-size-complex="12pt"/>
    </style:style>
    <style:style style:name="P8" style:family="paragraph" style:parent-style-name="p">
      <style:paragraph-properties fo:margin-top="5.001cm" fo:margin-bottom="0.21cm"/>
    </style:style>
    <style:style style:name="P9" style:family="paragraph" style:parent-style-name="p">
      <style:paragraph-properties fo:margin-top="0cm" fo:margin-bottom="0.42cm"/>
    </style:style>
    <style:style style:name="P10" style:family="paragraph" style:parent-style-name="p">
      <style:paragraph-properties fo:margin-top="0.21cm" fo:margin-bottom="1.76cm"/>
      <style:text-properties style:font-name="Helvetica-Narrow4" fo:font-size="10pt" style:font-size-asian="10pt" style:font-size-complex="10pt"/>
    </style:style>
    <style:style style:name="P11" style:family="paragraph" style:parent-style-name="p-right">
      <style:text-properties style:font-name="Helvetica-Narrow4" fo:font-size="14pt" style:font-size-asian="14pt" style:font-size-complex="14pt"/>
    </style:style>
    <style:style style:name="P12"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13" style:family="paragraph" style:parent-style-name="p" style:master-page-name="">
      <style:paragraph-properties fo:margin-top="9.999cm" fo:margin-bottom="0.21cm" style:page-number="auto"/>
      <style:text-properties style:font-name="Helvetica-Narrow4" fo:font-size="10pt" style:font-size-asian="10pt" style:font-size-complex="10pt"/>
    </style:style>
    <style:style style:name="P14"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5" style:family="paragraph" style:parent-style-name="Title-book" style:master-page-name="">
      <style:paragraph-properties style:page-number="auto"/>
    </style:style>
    <style:style style:name="P1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7" style:family="paragraph" style:parent-style-name="p" style:master-page-name="First_20_Page">
      <style:paragraph-properties style:page-number="auto"/>
    </style:style>
    <style:style style:name="P18" style:family="paragraph" style:parent-style-name="p" style:master-page-name="Copyright_20_Page">
      <style:paragraph-properties style:page-number="auto"/>
    </style:style>
    <style:style style:name="P19" style:family="paragraph" style:parent-style-name="p" style:master-page-name="TOC_20_Page">
      <style:paragraph-properties style:page-number="auto"/>
      <style:text-properties style:font-name="Helvetica-Narrow5" fo:font-size="34pt" style:font-size-asian="34pt" style:font-size-complex="34pt"/>
    </style:style>
    <style:style style:name="P20" style:family="paragraph" style:parent-style-name="p">
      <style:paragraph-properties fo:break-before="page"/>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
      <text:p text:style-name="P15">ABC1234<text:line-break/><text:line-break/>Course name here (may need an extra line)</text:p>
      <text:p text:style-name="p"/>
      <text:p text:style-name="P5">Faculty of XXXXX</text:p>
      <text:p text:style-name="P12">Department of XXXXX</text:p>
      <text:p text:style-name="P6">Study book</text:p>
      <text:p text:style-name="P7"/>
      <text:p text:style-name="p"/>
      <text:p text:style-name="p"/>
      <text:p text:style-name="P18"/>
      <text:p text:style-name="P8"/>
      <text:p text:style-name="P9"/>
      <text:p text:style-name="P13"><text:span text:style-name="i-b">Published by<text:line-break/>University of Southern Queensland<text:line-break/>Toowoomba Queensland 4350<text:line-break/>Australia</text:span></text:p>
      <text:p text:style-name="P4">http://www.usq.edu.au</text:p>
      <text:p text:style-name="P10">© University of Southern Queensland, 2009.2.</text:p>
      <text:p text:style-name="P4">Copyrighted materials reproduced herein are used under the provisions of the <text:span text:style-name="i-i">Copyright Act</text:span> 1968 as amended, or as a result of application to the copyright owner.</text:p>
      <text:p text:style-name="P4">No part of this publication may be reproduced, stored in a retrieval system or transmitted in any form or by any means electronic, mechanical, photocopying, recording or otherwise without prior permission.</text:p>
      <text:p text:style-name="P14">Produced by the Distance and e-Learning Centre using the ICE Publishing System.</text:p>
      <text:p text:style-name="P19">Table of contents</text:p>
      <text:p text:style-name="P11">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part"/>
          </text:index-source-styles>
          <text:index-source-styles text:outline-level="2">
            <text:index-source-style text:style-name="Title"/>
            <text:index-source-style text:style-name="Title-chapter"/>
          </text:index-source-styles>
          <text:index-source-styles text:outline-level="3">
            <text:index-source-style text:style-name="h1"/>
            <text:index-source-style text:style-name="h1n"/>
          </text:index-source-styles>
          <text:index-source-styles text:outline-level="4">
            <text:index-source-style text:style-name="h2"/>
            <text:index-source-style text:style-name="h2n"/>
          </text:index-source-styles>
        </text:table-of-content-source>
        <text:index-body>
          <text:p text:style-name="Text_20_body"/>
        </text:index-body>
      </text:table-of-content>
      <text:p text:style-name="p"><text:bookmark text:name="_end_of_template_"/><text: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1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5pt" fo:font-style="normal" fo:font-weight="bold"/>
    </style:style>
    <style:style style:name="Contents_20_2" style:display-name="Contents 2"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3pt" fo:font-style="normal" fo:font-weight="bold"/>
    </style:style>
    <style:style style:name="Contents_20_3" style:display-name="Contents 3" style:family="paragraph" style:parent-style-name="Index" style:class="index" style:master-page-name="">
      <style:paragraph-properties fo:margin-left="0.6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1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BC1234 – Course name here</text:title></text:p>
            </table:table-cell>
            <table:table-cell table:style-name="BodyFooter.A1" office:value-type="string">
              <text:p text:style-name="P1"><text:span text:style-name="i-b"><text:page-number text:select-page="current"/></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P1"><text:span text:style-name="i-b"><text:page-number text:select-page="current"/></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P1"><text:span text:style-name="i-b"><text:page-number text:select-page="current"/></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BC1234 – Course name here</text:title></text:p>
            </table:table-cell>
            <table:table-cell table:style-name="Table46.A1" office:value-type="string">
              <text:p text:style-name="P1"><text:span text:style-name="i-b"><text:page-number text:select-page="current"/></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P1"><text:span text:style-name="i-b"><text:page-number text:select-page="current"/></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text:span></text:p>
            </table:table-cell>
            <table:table-cell office:value-type="string">
              <text:p text:style-name="P3"><text:subject>ABC1234 – Course name her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BC1234 – Course name here</dc:title>
    <dc:subject>ABC1234 – Course name here</dc:subject>
    <meta:initial-creator>Pamela Glossop</meta:initial-creator>
    <meta:creation-date>2007-06-20T12:59:07</meta:creation-date>
    <dc:date>2009-03-24T14:55:20</dc:date>
    <meta:editing-cycles>55</meta:editing-cycles>
    <meta:editing-duration>PT1H25M6S</meta:editing-duration>
    <meta:template xlink:type="simple" xlink:actuate="onRequest" xlink:href="../../../../../../cynthia/workspace/trunk/test-content/ice-template.ott" xlink:title="ice-template" meta:date="2009-01-05T13:54:19"/>
    <meta:user-defined meta:name="Info 1"/>
    <meta:user-defined meta:name="Info 2"/>
    <meta:user-defined meta:name="Info 3"/>
    <meta:user-defined meta:name="Info 4"/>
    <meta:document-statistic meta:table-count="14" meta:image-count="0" meta:object-count="0" meta:page-count="4" meta:paragraph-count="37" meta:word-count="108" meta:character-count="73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